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35A220000000000000000A1886701B09B69D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talk to your programmer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Janelle Jenstad</text:p>
            <text:p>Martin Holmes</text:p>
            <text:p>&lt;/endings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Finding a programmer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Institution has tame programmers whose time you can prevail on.</text:p>
              </text:list-item>
              <text:list-item>
                <text:p>Project has money to hire a programmer.</text:p>
              </text:list-item>
              <text:list-item>
                <text:p>You have a friend or colleague who is a programm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me institutional programmers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Will impose institutional standards and requirements on code and output.</text:p>
                <text:list>
                  <text:list-item>
                    <text:p>Standards are good.</text:p>
                  </text:list-item>
                  <text:list-item>
                    <text:p>Long-term support is good.</text:p>
                  </text:list-item>
                  <text:list-item>
                    <text:p>You may not get exactly what you want.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2.463cm" svg:height="2.389cm" svg:x="3.137cm" svg:y="6.6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ired gun programmers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You have complete control (in theory).</text:p>
              </text:list-item>
              <text:list-item>
                <text:p>You are at their mercy (in reality).</text:p>
              </text:list-item>
              <text:list-item>
                <text:p>They have no interest in long-term reliability or standards-compliance.</text:p>
              </text:list-item>
              <text:list-item>
                <text:p>When it breaks, they aren’t there to fix it. Unless you pay them again. Which means they have a vested interest in its breaking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riend or colleague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Professional programmer? </text:p>
                <text:list>
                  <text:list-item>
                    <text:p>If so, doing it as a favour off the side of the desk.</text:p>
                  </text:list-item>
                  <text:list-item>
                    <text:p>If not, may make elementary mistakes that lead to disaster.</text:p>
                  </text:list-item>
                  <text:list-item>
                    <text:p>If you’re unhappy, you have a diplomatic issue on your han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ne last thing...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DON’T hire your best friend’s son who writes websites in his bedroom for $10 an hour. DON’T DO THA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motivates a programmer?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Money</text:p>
              </text:list-item>
              <text:list-item>
                <text:p>New Cool and Exciting stuff (NCE)</text:p>
              </text:list-item>
              <text:list-item>
                <text:p>Challenges</text:p>
              </text:list-item>
              <text:list-item>
                <text:p>Pride and ownershi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ney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You probably don’t have enough to make a difference.</text:p>
              </text:list-item>
              <text:list-item>
                <text:p>If it’s the primary motivation, then the programmer has an incentive to finish ASAP. Corners will be cu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w Cool and Exciting stuff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THIS IS DANGEROUS:</text:p>
                <text:list>
                  <text:list-item>
                    <text:p>They obviously don't know it well because it's new, cool and exciting.</text:p>
                  </text:list-item>
                  <text:list-item>
                    <text:p>It will be buggy and fragile, because it's N... C... E...</text:p>
                  </text:list-item>
                  <text:list-item>
                    <text:p>It probably won't last. Most things don't, especially NCE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This one is your friend. Programmers love to solve difficult problems or devise ingenious solutions to new obstacles.</text:p>
              </text:list-item>
              <text:list-item>
                <text:p>Convince the programmer your project has unique components and challenges never before addressed satisfactorily.</text:p>
              </text:list-item>
              <text:list-item>
                <text:p>How do you do tha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challenges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Find examples of existing sites/projects which:</text:p>
                <text:list>
                  <text:list-item>
                    <text:p>Show the general approach you want to take</text:p>
                  </text:list-item>
                  <text:list-item>
                    <text:p>Are open-source, well-documented, and admired</text:p>
                  </text:list-item>
                  <text:list-item>
                    <text:p>Have specific weaknesses you can point at and say “We want to do a better job here.”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ide and ownership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 the most important thing.</text:p>
              </text:list-item>
              <text:list-item>
                <text:p>Most programmers work for free on projects they care about.</text:p>
              </text:list-item>
              <text:list-item>
                <text:p>Building a career/reputation requires a portfolio of projects for which you can claim ownership and responsibility.</text:p>
              </text:list-item>
              <text:list-item>
                <text:p>Bring the programmer into the project family.</text:p>
              </text:list-item>
              <text:list-item>
                <text:p>How can you do that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opting a programmer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Have their code in the same repo as your data.</text:p>
              </text:list-item>
              <text:list-item>
                <text:p>Have them attend project meetings.</text:p>
              </text:list-item>
              <text:list-item>
                <text:p>Get them doing other project work (encoding, for example; they will quickly invent really helpful shortcuts if they have to do it themselves).</text:p>
              </text:list-item>
              <text:list-item>
                <text:p>Credit them from the beginning on the site and in the documentation.</text:p>
              </text:list-item>
              <text:list-item>
                <text:p>Involve them in presentations, publications, social media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s and don’ts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. Learn stuff (1)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Learn as much as you can before looking for a programmer.</text:p>
              </text:list-item>
              <text:list-item>
                <text:p>Look at lots of projects like yours.</text:p>
              </text:list-item>
              <text:list-item>
                <text:p>Find out how they work.</text:p>
              </text:list-item>
              <text:list-item>
                <text:p>Learn all the acronyms (XML, XSLT, PHP....)</text:p>
              </text:list-item>
              <text:list-item>
                <text:p>Learn how those technologies fit togeth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. Learn stuff (2)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Don’t despise such knowledge as beneath you.</text:p>
              </text:list-item>
              <text:list-item>
                <text:p>Conversely, don’t assume it’s beyond you. You have a PhD.</text:p>
              </text:list-item>
              <text:list-item>
                <text:p>Identify old, stable technologies you can trust.</text:p>
              </text:list-item>
              <text:list-item>
                <text:p>Identify technologies supported at your institution.</text:p>
              </text:list-item>
              <text:list-item>
                <text:p>Identify respected, stable international standa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. If you’re hiring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Identify candidates based on previous work.</text:p>
              </text:list-item>
              <text:list-item>
                <text:p>Talk as much as possible before hiring.</text:p>
              </text:list-item>
              <text:list-item>
                <text:p>Make your requirements very clear.</text:p>
              </text:list-item>
              <text:list-item>
                <text:p>Don’t get intimidated by technical talk. If they won’t explain what/why/how, don’t hire them.</text:p>
              </text:list-item>
              <text:list-item>
                <text:p>Warning sign: “You just leave that to me...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3. Create a stimulating challeng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ke stability and longevity into a challenge, with these clear goals:</text:p>
                <text:list>
                  <text:list-item>
                    <text:p>Minimal dependencies.</text:p>
                  </text:list-item>
                  <text:list-item>
                    <text:p>Standards-compliance and validation of EVERYTHING</text:p>
                  </text:list-item>
                  <text:list-item>
                    <text:p>Longevity = 50 years.</text:p>
                  </text:list-item>
                  <text:list-item>
                    <text:p>Site should work without a server.</text:p>
                  </text:list-item>
                </text:list>
              </text:list-item>
              <text:list-item>
                <text:p>Point them at Endings and JamStack.or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Maintain a good working relationship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Ask their advice and listen to it.</text:p>
              </text:list-item>
              <text:list-item>
                <text:p>Check in with them regularly. (Don’t have them do 50 hours of coding then say “Oh. That’s not what I meant at all.”)</text:p>
              </text:list-item>
              <text:list-item>
                <text:p>Don’t keep changing your mind about what you wa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24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24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4.2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33cm" svg:x="9.576cm" svg:y="14.6cm" presentation:class="footer">
        <draw:text-box>
          <text:p text:style-name="MP5"><text:span text:style-name="MT2">JJ &lt;/e&gt; MH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5-16T15:23:14.738961611</dc:date>
    <meta:editing-duration>PT3H27M44S</meta:editing-duration>
    <meta:editing-cycles>19</meta:editing-cycles>
    <meta:generator>LibreOffice/6.1.5.2$Linux_X86_64 LibreOffice_project/10$Build-2</meta:generator>
    <meta:document-statistic meta:object-count="98"/>
  </office:meta>
</office:document-meta>
</file>